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padding="0.049cm" fo:border="0.06pt solid #d9d9e3"/>
      <style:text-properties fo:font-variant="normal" fo:text-transform="none" fo:color="#d1d5db" loext:opacity="100%" style:font-name="Liberation Serif" fo:font-size="15pt" fo:letter-spacing="normal" fo:font-style="normal" fo:font-weight="normal" style:font-size-asian="15pt" style:font-size-complex="15pt"/>
    </style:style>
    <style:style style:name="P2" style:family="paragraph" style:parent-style-name="Text_20_body">
      <style:paragraph-properties fo:padding="0.049cm" fo:border="0.06pt solid #d9d9e3"/>
      <style:text-properties fo:font-variant="normal" fo:text-transform="none" fo:color="#d1d5db" loext:opacity="100%" style:font-name="Liberation Serif" fo:font-size="15pt" fo:letter-spacing="normal" fo:font-style="normal" fo:font-weight="normal" officeooo:rsid="0009c811" officeooo:paragraph-rsid="0009c811" style:font-size-asian="15pt" style:font-size-complex="15pt"/>
    </style:style>
    <style:style style:name="P3" style:family="paragraph" style:parent-style-name="Text_20_body">
      <style:paragraph-properties fo:padding="0.049cm" fo:border="0.06pt solid #d9d9e3"/>
      <style:text-properties fo:font-variant="normal" fo:text-transform="none" fo:color="#000000" loext:opacity="100%" style:font-name="Liberation Serif" fo:font-size="15pt" fo:letter-spacing="normal" fo:font-style="normal" fo:font-weight="normal" officeooo:rsid="0009c811" officeooo:paragraph-rsid="0009c811" style:font-size-asian="15pt" style:font-size-complex="15pt"/>
    </style:style>
    <style:style style:name="P4" style:family="paragraph" style:parent-style-name="Text_20_body">
      <style:paragraph-properties fo:padding="0.049cm" fo:border="0.06pt solid #d9d9e3"/>
      <style:text-properties fo:font-variant="normal" fo:text-transform="none" fo:color="#000000" loext:opacity="100%" style:font-name="Liberation Serif" fo:font-size="15pt" fo:letter-spacing="normal" fo:font-style="normal" fo:font-weight="normal" officeooo:paragraph-rsid="000b6ac2" style:font-size-asian="15pt" style:font-size-complex="15pt"/>
    </style:style>
    <style:style style:name="P5" style:family="paragraph" style:parent-style-name="Text_20_body">
      <style:paragraph-properties fo:padding="0.049cm" fo:border="0.06pt solid #d9d9e3"/>
      <style:text-properties style:font-name="Liberation Serif" fo:font-size="15pt" style:font-size-asian="15pt" style:font-size-complex="15pt"/>
    </style:style>
    <style:style style:name="P6" style:family="paragraph" style:parent-style-name="Text_20_body">
      <style:paragraph-properties fo:padding="0.049cm" fo:border="0.06pt solid #d9d9e3"/>
      <style:text-properties fo:color="#000000" loext:opacity="100%" style:font-name="Liberation Serif" fo:font-size="15pt" style:font-size-asian="15pt" style:font-size-complex="15pt"/>
    </style:style>
    <style:style style:name="P7" style:family="paragraph">
      <loext:graphic-properties draw:fill="none"/>
    </style:style>
    <style:style style:name="T1" style:family="text">
      <style:text-properties officeooo:rsid="0009c811"/>
    </style:style>
    <style:style style:name="T2" style:family="text">
      <style:text-properties officeooo:rsid="000b6ac2"/>
    </style:style>
    <style:style style:name="T3" style:family="text">
      <style:text-properties officeooo:rsid="000b9910"/>
    </style:style>
    <style:style style:name="T4" style:family="text">
      <style:text-properties officeooo:rsid="000c9c59"/>
    </style:style>
    <style:style style:name="T5" style:family="text">
      <style:text-properties officeooo:rsid="000e2847"/>
    </style:style>
    <style:style style:name="gr1" style:family="graphic">
      <style:graphic-properties svg:stroke-width="0.101cm" svg:stroke-color="#000000" draw:marker-start-width="0.499cm" draw:marker-end-width="0.499cm" draw:fill="none" draw:textarea-horizontal-align="justify" draw:textarea-vertical-align="middle" draw:auto-grow-height="false" fo:min-height="3.32cm" fo:min-width="21.908cm" fo:padding-top="0.051cm" fo:padding-bottom="0.051cm" fo:padding-left="0.051cm" fo:padding-right="0.05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liot<text:tab/><text:tab/><text:tab/><text:tab/><text:tab/><text:tab/><text:tab/><text:tab/><text:tab/><text:tab/><text:tab/><text:tab/>1°2</text:p>
      <text:p text:style-name="P3">Chauve<text:tab/><text:tab/><text:tab/><text:tab/><text:tab/><text:tab/><text:tab/><text:tab/><text:tab/><text:tab/>03/01/2023</text:p>
      <text:p text:style-name="P3"/>
      <text:p text:style-name="P3"><text:tab/><text:tab/><text:tab/><text:tab/><text:tab/><text:span text:style-name="T2">Dissertation Français </text:span></text:p>
      <text:p text:style-name="P2"/>
      <text:p text:style-name="P1"/>
      <text:p text:style-name="P1"><draw:custom-shape text:anchor-type="paragraph" draw:z-index="0" draw:name="Forme 1" draw:style-name="gr1" draw:text-style-name="P7" svg:width="22.011cm" svg:height="3.423cm" svg:x="-3.083cm" svg:y="0.079cm"><text:p/><draw:enhanced-geometry svg:viewBox="0 0 21600 21600" draw:type="rectangle" draw:enhanced-path="M 0 0 L 21600 0 21600 21600 0 21600 0 0 Z N"/></draw:custom-shape></text:p>
      <text:p text:style-name="P1"/>
      <text:p text:style-name="P1"/>
      <text:p text:style-name="P1"/>
      <text:p text:style-name="P4"/>
      <text:p text:style-name="P4"/>
      <text:p text:style-name="P4"><text:span text:style-name="T5">Introduction : </text:span>Dans son prologue, Rabelais affirme que le livre de Gargantua contient une substance d'une valeur bien supérieure à ce qu'en promettait la boîte. Cette affirmation peut être interprétée de différentes manières et suscite la question suivante : pensez-vous que la substance contenue dans le livre de Gargantua est d'une valeur supérieure à celle <text:span text:style-name="T4">promise</text:span> par la boîte de la satire ?</text:p>
      <text:p text:style-name="P6">Pour répondre à cette question, nous allons d'abord examiner les arguments qui plaident en faveur de l'affirmation de Rabelais, en mettant en avant la profondeur des thèmes abordés et la richesse de la langue utilisée dans le livre de Gargantua. Nous verrons également les éléments de satire présents dans le livre et les raisons pour lesquelles ils ne confèrent pas une valeur supérieure au texte. Enfin, nous aborderons la subjectivité de la valeur de la substance contenue dans le livre et la difficulté de donner une réponse unique et définitive à la question posée.</text:p>
      <text:p text:style-name="P6"/>
      <text:p text:style-name="P5">Rabelais affirme que Gargantua contient une substance d'une valeur bien supérieure à ce qu'en promettait la boîte. Cette affirmation peut être interprétée de plusieurs manières.</text:p>
      <text:p text:style-name="P5"><text:tab/>Premièrement, on peut considérer que la boîte de Gargantua symbolise le genre littéraire de la satire, souvent associé à des propos légers et amusants, <text:soft-page-break/>alors que le contenu du livre dépasse cette simple divertissement et aborde des thèmes profonds et universaux. En effet, Gargantua traite de questions philosophiques et morales telles que la nature de l'homme, la sagesse et l'éducation, qui confèrent au livre une valeur intellectuelle et éthique supérieure à celle attendue d'une satire.</text:p>
      <text:p text:style-name="P5"><text:tab/>Deuxièmement, on peut également interpréter l'affirmation de Rabelais comme une référence à la richesse de l'imagination et de la langue de l'auteur, qui créent un univers littéraire original et captivant, dépassant les limites de la boîte symbolique de la satire. En effet, le style de Rabelais, rempli de jeux de mots et de références culturelles, offre une lecture divertissante et enrichissante qui mérite d'être appréciée en elle-même, indépendamment du genre ou du sujet traité.</text:p>
      <text:p text:style-name="P1"/>
      <text:p text:style-name="P5">Cependant, on peut aussi soutenir que l'affirmation de Rabelais est exagérée et que la substance contenue dans le livre de Gargantua n'est pas si supérieure à celle attendue d'une satire.</text:p>
      <text:p text:style-name="P5"><text:tab/>En effet, il est indéniable que Gargantua comporte des éléments de satire, comme la moquerie des institutions et des figures de pouvoir, qui relèvent du genre de la satire et n'apportent pas une valeur supplémentaire au livre. De plus, certaines parties du livre peuvent être considérées comme grossières ou scatologiques et ne plairent pas forcément à tous les lecteurs.</text:p>
      <text:p text:style-name="P5"><text:tab/>De plus, on peut argumenter que l'intérêt principal de Gargantua réside dans sa dimension comique et divertissante, plutôt que dans la profondeur de ses thèmes ou la finesse de sa langue. Ainsi, la valeur de la substance contenue dans le livre ne dépasse pas nécessairement celle <text:span text:style-name="T3">promise</text:span> par la boîte de la satire.</text:p>
      <text:p text:style-name="P5"><text:tab/>Enfin, on peut également souligner que l'affirmation de Rabelais est subjective et que la valeur de la substance contenue dans le livre dépend de l'interprétation et des goûts de chaque lecteur. Ainsi, il est possible que certains lecteurs ne trouvent pas le livre de Gargantua plus valable que ce qu'en promettait la boîte de la satire.</text:p>
      <text:p text:style-name="P5"/>
      <text:p text:style-name="P5"><text:soft-page-break/>En conclusion, il est difficile de trancher définitivement sur la question de savoir si, comme l'affirme Rabelais dans son prologue, la substance contenue dans le livre de Gargantua est d'une valeur supérieure à celle <text:span text:style-name="T2">promise</text:span> par la boîte de la satire.</text:p>
      <text:p text:style-name="P5"><text:tab/>D'une part, on peut avancer que le livre de Gargantua offre une lecture profonde et univers<text:span text:style-name="T2">e</text:span>l grâce à ses thèmes philosophiques et moraux, ainsi qu'une langue riche et imaginative qui dépasse les limites de la satire. D'autre part, on peut soutenir que le livre comporte des éléments de satire grossiers et que son intérêt principal réside dans sa dimension comique et divertissante, plutôt que dans sa profondeur ou sa finesse.</text:p>
      <text:p text:style-name="P5"><text:tab/>En fin de compte, la valeur de la substance contenue dans le livre de Gargantua dépend de l'interprétation et des goûts de chaque lecteur, et il est donc difficile de donner une réponse unique et définitive à la question posée.</text:p>
      <text:p text:style-name="P5"/>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2T22:32:16.914949304</meta:creation-date>
    <dc:date>2023-01-03T21:35:12.877252696</dc:date>
    <meta:editing-duration>PT19M38S</meta:editing-duration>
    <meta:editing-cycles>8</meta:editing-cycles>
    <meta:generator>LibreOffice/7.3.7.2$Linux_X86_64 LibreOffice_project/30$Build-2</meta:generator>
    <meta:document-statistic meta:table-count="0" meta:image-count="0" meta:object-count="0" meta:page-count="3" meta:paragraph-count="15" meta:word-count="686" meta:character-count="4312" meta:non-whitespace-character-count="3608"/>
  </office:meta>
</office:document-meta>
</file>